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Mono" fo:font-size="12pt" officeooo:rsid="001bac40" officeooo:paragraph-rsid="001bac4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officeooo:rsid="00201145" officeooo:paragraph-rsid="0020114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officeooo:rsid="001c450a" officeooo:paragraph-rsid="001c450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4pt" officeooo:rsid="001bac40" officeooo:paragraph-rsid="001bac4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6pt" officeooo:rsid="001c450a" officeooo:paragraph-rsid="001dfd55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6pt" officeooo:rsid="001c8ac8" officeooo:paragraph-rsid="003418bd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DejaVu Sans Mono" fo:font-size="12pt" officeooo:rsid="001dfd55" officeooo:paragraph-rsid="00288ff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 Mono" fo:font-size="12pt" officeooo:rsid="001c450a" officeooo:paragraph-rsid="00288ff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2pt" officeooo:rsid="001bac40" officeooo:paragraph-rsid="001bac4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 Mono" fo:font-size="12pt" officeooo:rsid="001bac40" officeooo:paragraph-rsid="00201145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DejaVu Sans Mono" fo:font-size="12pt" officeooo:rsid="001bac40" officeooo:paragraph-rsid="00288ff5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DejaVu Sans Mono" fo:font-size="12pt" style:text-underline-style="solid" style:text-underline-width="auto" style:text-underline-color="font-color" officeooo:rsid="00288ff5" officeooo:paragraph-rsid="00288ff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2pt" style:text-underline-style="solid" style:text-underline-width="auto" style:text-underline-color="font-color" fo:font-weight="bold" officeooo:rsid="00288ff5" officeooo:paragraph-rsid="00288ff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88ff5" officeooo:paragraph-rsid="00288ff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jaVu Sans Mono" officeooo:paragraph-rsid="001dfd55"/>
    </style:style>
    <style:style style:name="P16" style:family="paragraph" style:parent-style-name="Standard">
      <style:paragraph-properties fo:text-align="justify" style:justify-single-word="false"/>
      <style:text-properties style:font-name="DejaVu Sans Mono" officeooo:paragraph-rsid="0029b057"/>
    </style:style>
    <style:style style:name="P17" style:family="paragraph" style:parent-style-name="Standard">
      <style:paragraph-properties fo:text-align="start" style:justify-single-word="false"/>
      <style:text-properties style:font-name="DejaVu Sans Mono" officeooo:paragraph-rsid="001dfd55"/>
    </style:style>
    <style:style style:name="P18" style:family="paragraph" style:parent-style-name="Standard">
      <style:paragraph-properties fo:text-align="start" style:justify-single-word="false"/>
      <style:text-properties style:font-name="DejaVu Sans Mono" officeooo:paragraph-rsid="0029b057"/>
    </style:style>
    <style:style style:name="P19" style:family="paragraph" style:parent-style-name="Standard">
      <style:paragraph-properties fo:text-align="justify" style:justify-single-word="false"/>
      <style:text-properties style:font-name="DejaVu Sans Mono" officeooo:rsid="002d97ab" officeooo:paragraph-rsid="002d97ab"/>
    </style:style>
    <style:style style:name="P20" style:family="paragraph" style:parent-style-name="Standard">
      <style:paragraph-properties fo:text-align="justify" style:justify-single-word="false"/>
      <style:text-properties style:font-name="DejaVu Sans Mono" fo:font-size="14pt" officeooo:paragraph-rsid="0029b057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4pt" officeooo:rsid="001c450a" officeooo:paragraph-rsid="00288ff5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ff3333" style:font-name="DejaVu Sans Mono" fo:font-size="16pt" officeooo:rsid="001c450a" officeooo:paragraph-rsid="00288ff5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ff3333" style:font-name="DejaVu Sans Mono" fo:font-size="16pt" officeooo:rsid="001c450a" officeooo:paragraph-rsid="001dfd55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color="#ff3333" style:font-name="DejaVu Sans Mono" fo:font-size="16pt" officeooo:rsid="001c450a" officeooo:paragraph-rsid="002ec93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color="#ff3333" style:font-name="DejaVu Sans Mono" fo:font-size="16pt" officeooo:rsid="001c8ac8" officeooo:paragraph-rsid="00288ff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color="#800000" style:font-name="DejaVu Sans Mono" style:text-underline-style="solid" style:text-underline-width="auto" style:text-underline-color="font-color" officeooo:paragraph-rsid="0029b057"/>
    </style:style>
    <style:style style:name="P27" style:family="paragraph" style:parent-style-name="Standard">
      <style:paragraph-properties fo:text-align="start" style:justify-single-word="false"/>
      <style:text-properties fo:color="#800000" style:font-name="DejaVu Sans Mono" fo:font-size="16pt" officeooo:rsid="001c450a" officeooo:paragraph-rsid="00288ff5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color="#800000" style:font-name="DejaVu Sans Mono" fo:font-size="16pt" officeooo:rsid="001c8ac8" officeooo:paragraph-rsid="001c8ac8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88ff5" officeooo:paragraph-rsid="002cd1c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88ff5" officeooo:paragraph-rsid="00288ff5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officeooo:rsid="001c450a" officeooo:paragraph-rsid="002ec934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officeooo:rsid="001c450a" officeooo:paragraph-rsid="002d97ab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officeooo:rsid="001c450a" officeooo:paragraph-rsid="002e0f15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4pt" officeooo:rsid="001c450a" officeooo:paragraph-rsid="002ec934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4pt" officeooo:rsid="001c8ac8" officeooo:paragraph-rsid="002ec934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4pt" officeooo:rsid="001c8ac8" officeooo:paragraph-rsid="003418bd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4pt" officeooo:rsid="001c8ac8" officeooo:paragraph-rsid="002d97ab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4pt" officeooo:rsid="00201145" officeooo:paragraph-rsid="002e0f15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4pt" officeooo:paragraph-rsid="00288ff5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4pt" officeooo:paragraph-rsid="0029b057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4pt" officeooo:paragraph-rsid="002d97ab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4pt" officeooo:rsid="0029b057" officeooo:paragraph-rsid="0029b057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4pt" officeooo:rsid="002d97ab" officeooo:paragraph-rsid="002d97ab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4pt" officeooo:rsid="001dfd55" officeooo:paragraph-rsid="002e0f15" style:font-size-asian="14pt" style:font-size-complex="14pt"/>
    </style:style>
    <style:style style:name="P45" style:family="paragraph" style:parent-style-name="Heading_20_2">
      <style:paragraph-properties fo:text-align="center" style:justify-single-word="false"/>
      <style:text-properties style:font-name="Calibri" style:text-underline-style="solid" style:text-underline-width="auto" style:text-underline-color="font-color"/>
    </style:style>
    <style:style style:name="T1" style:family="text">
      <style:text-properties fo:color="#000000" officeooo:rsid="001dfd55"/>
    </style:style>
    <style:style style:name="T2" style:family="text">
      <style:text-properties fo:color="#000000" officeooo:rsid="001e5712"/>
    </style:style>
    <style:style style:name="T3" style:family="text">
      <style:text-properties fo:color="#000000" officeooo:rsid="0020be18"/>
    </style:style>
    <style:style style:name="T4" style:family="text">
      <style:text-properties fo:color="#000000" officeooo:rsid="001e5712" style:font-size-asian="12pt"/>
    </style:style>
    <style:style style:name="T5" style:family="text">
      <style:text-properties fo:color="#000000" officeooo:rsid="0020be18" style:font-size-asian="12pt"/>
    </style:style>
    <style:style style:name="T6" style:family="text">
      <style:text-properties fo:color="#000000" officeooo:rsid="001dfd55" style:font-size-asian="12pt"/>
    </style:style>
    <style:style style:name="T7" style:family="text">
      <style:text-properties fo:color="#000000" officeooo:rsid="002d97ab" style:font-size-asian="12pt"/>
    </style:style>
    <style:style style:name="T8" style:family="text">
      <style:text-properties fo:color="#000000" officeooo:rsid="002d97a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bac40" style:font-size-asian="12pt" style:font-size-complex="12pt"/>
    </style:style>
    <style:style style:name="T11" style:family="text">
      <style:text-properties fo:font-size="12pt" officeooo:rsid="00288ff5" style:font-size-asian="12pt" style:font-size-complex="12pt"/>
    </style:style>
    <style:style style:name="T12" style:family="text">
      <style:text-properties fo:font-size="12pt" officeooo:rsid="0029b057" style:font-size-asian="12pt" style:font-size-complex="12pt"/>
    </style:style>
    <style:style style:name="T13" style:family="text">
      <style:text-properties fo:font-size="12pt" officeooo:rsid="002aef07" style:font-size-asian="12pt" style:font-size-complex="12pt"/>
    </style:style>
    <style:style style:name="T14" style:family="text">
      <style:text-properties fo:font-size="12pt" officeooo:rsid="002d97ab" style:font-size-asian="12pt" style:font-size-complex="12pt"/>
    </style:style>
    <style:style style:name="T15" style:family="text">
      <style:text-properties fo:font-size="12pt" officeooo:rsid="002ec934" style:font-size-asian="12pt" style:font-size-complex="12pt"/>
    </style:style>
    <style:style style:name="T16" style:family="text">
      <style:text-properties fo:font-size="16pt" officeooo:rsid="001bac40" style:font-size-asian="16pt" style:font-size-complex="16pt"/>
    </style:style>
    <style:style style:name="T17" style:family="text">
      <style:text-properties officeooo:rsid="00251f97"/>
    </style:style>
    <style:style style:name="T18" style:family="text">
      <style:text-properties officeooo:rsid="00288ff5"/>
    </style:style>
    <style:style style:name="T19" style:family="text">
      <style:text-properties officeooo:rsid="001bac40" style:font-size-asian="12pt"/>
    </style:style>
    <style:style style:name="T20" style:family="text">
      <style:text-properties officeooo:rsid="002d97ab" style:font-size-asian="12pt"/>
    </style:style>
    <style:style style:name="T21" style:family="text">
      <style:text-properties officeooo:rsid="002e0f15" style:font-size-asian="12pt"/>
    </style:style>
    <style:style style:name="T22" style:family="text">
      <style:text-properties fo:font-size="32pt" officeooo:rsid="001bac40" style:font-size-asian="32pt" style:font-size-complex="32pt"/>
    </style:style>
    <style:style style:name="T23" style:family="text">
      <style:text-properties officeooo:rsid="0029b057"/>
    </style:style>
    <style:style style:name="T24" style:family="text">
      <style:text-properties fo:color="#800000" fo:font-size="12pt" officeooo:rsid="00288ff5" style:font-size-asian="12pt" style:font-size-complex="12pt"/>
    </style:style>
    <style:style style:name="T25" style:family="text">
      <style:text-properties fo:color="#800000" fo:font-size="12pt" officeooo:rsid="0029b057" style:font-size-asian="12pt" style:font-size-complex="12pt"/>
    </style:style>
    <style:style style:name="T26" style:family="text">
      <style:text-properties fo:color="#800000" style:text-underline-style="solid" style:text-underline-width="auto" style:text-underline-color="font-color"/>
    </style:style>
    <style:style style:name="T27" style:family="text">
      <style:text-properties fo:color="#800000" officeooo:rsid="00288ff5"/>
    </style:style>
    <style:style style:name="T28" style:family="text">
      <style:text-properties fo:color="#800000" officeooo:rsid="0029b057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2aef07"/>
    </style:style>
    <style:style style:name="T31" style:family="text">
      <style:text-properties officeooo:rsid="002d97ab"/>
    </style:style>
    <style:style style:name="T32" style:family="text">
      <style:text-properties officeooo:rsid="002e0f15"/>
    </style:style>
    <style:style style:name="T33" style:family="text">
      <style:text-properties officeooo:rsid="002ec934"/>
    </style:style>
    <style:style style:name="T34" style:family="text">
      <style:text-properties officeooo:rsid="001bac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2"><text:span text:style-name="T22">Journal de bord </text:span></text:h>
      <text:p text:style-name="P13"/>
      <text:p text:style-name="P13"/>
      <text:p text:style-name="P30">Challenge Juin 2017</text:p>
      <text:p text:style-name="P29">Créer une interface (site web) à destination des formateurs et des candidats qui facilitera l'inscription et le recrutement des futurs apprenants en «developpement Web».</text:p>
      <text:p text:style-name="P14"/>
      <text:p text:style-name="P11"/>
      <text:p text:style-name="P11"/>
      <text:p text:style-name="P11"/>
      <text:p text:style-name="P1"/>
      <text:h text:style-name="P45" text:outline-level="2">Lundi 12 Juin, Jour 1:</text:h>
      <text:h text:style-name="P45" text:outline-level="2">Réunion, debrief et mise en place du projet</text:h>
      <text:p text:style-name="P12"/>
      <text:p text:style-name="P17"><text:span text:style-name="T16"><text:s/></text:span></text:p>
      <text:p text:style-name="P17"><text:span text:style-name="T16"/></text:p>
      <text:p text:style-name="P39"><text:span text:style-name="T27">Anne</text:span><text:span text:style-name="T18"> propose de se réunir sur notre centre de formation, à l'In'ess de Narbonne, pour mettre en place le projet.</text:span></text:p>
      <text:p text:style-name="P40"><text:span text:style-name="T28">Fred</text:span><text:span text:style-name="T23">, </text:span><text:span text:style-name="T28">Laurélou</text:span><text:span text:style-name="T23">, </text:span><text:span text:style-name="T28">Marlène</text:span><text:span text:style-name="T23">, et </text:span><text:span text:style-name="T28">Sandra</text:span><text:span text:style-name="T23"> étaient présents sur place.</text:span></text:p>
      <text:p text:style-name="P42">Le projet ayant été décortiqué:</text:p>
      <text:p text:style-name="P42">- la charte graphique a été <text:span text:style-name="T33">validée</text:span>, </text:p>
      <text:p text:style-name="P42"><text:span text:style-name="T30">- le</text:span> schéma des différentes page à réaliser a été établi, </text:p>
      <text:h text:style-name="Heading_20_2" text:outline-level="2">- ainsi que le code front/back qu'elles contiendront.</text:h>
      <text:p text:style-name="P20"/>
      <text:p text:style-name="P16"/>
      <text:h text:style-name="P45" text:outline-level="2">REPARTITION DU CONTENU <text:span text:style-name="T33">DU SITE</text:span>:</text:h>
      <text:p text:style-name="P19"/>
      <text:p text:style-name="P19"/>
      <text:p text:style-name="P43">La répartition du travail a été distribuée comme suit:</text:p>
      <text:p text:style-name="P18"/>
      <text:p text:style-name="P18"/>
      <text:p text:style-name="P26"><text:span text:style-name="T16">Anne:</text:span></text:p>
      <text:p text:style-name="P41"><text:span text:style-name="T31">s'est occupée des pages </text:span></text:p>
      <text:p text:style-name="P41"><text:span text:style-name="T34">- TraitementA, </text:span></text:p>
      <text:p text:style-name="P41"><text:span text:style-name="T34">- LoginA et </text:span></text:p>
      <text:p text:style-name="P41"><text:span text:style-name="T34">- AccountA''</text:span></text:p>
      <text:p text:style-name="P41"><text:span text:style-name="T31">A repris le cours sur Openclassrooms pour créer un espace membre, puis débloquer les bases de données.</text:span></text:p>
      <text:p text:style-name="P15"/>
      <text:p text:style-name="P15"/>
      <text:p text:style-name="P27"><text:soft-page-break/><text:span text:style-name="T29">Fred:</text:span></text:p>
      <text:p text:style-name="P44"><text:span text:style-name="T8">Present lors de la mise en place du projet, </text:span></text:p>
      <text:p text:style-name="P44"><text:span text:style-name="T8">s'est chargé de</text:span><text:span text:style-name="T2"> </text:span><text:span text:style-name="T3">créé</text:span><text:span text:style-name="T34"> l'arborensce du dossier ainsi que la page ''Formulaire''.</text:span></text:p>
      <text:p text:style-name="P7"/>
      <text:p text:style-name="P7"/>
      <text:p text:style-name="P7"/>
      <text:p text:style-name="P22"><text:span text:style-name="T26">Laurélou:</text:span> </text:p>
      <text:p text:style-name="P33"><text:span text:style-name="T1">P</text:span><text:span text:style-name="T8">résente lors de la mise en place du projet, </text:span></text:p>
      <text:p text:style-name="P33"><text:span text:style-name="T8">s'est chargée de:</text:span></text:p>
      <text:p text:style-name="P32">- <text:span text:style-name="T31">créer la page ''AccountA et LoginA''</text:span></text:p>
      <text:p text:style-name="P32"><text:span text:style-name="T8">- rendre cohérent les diffrents</text:span><text:span text:style-name="T34"> CSS pour s'accorder à la charte graphique</text:span></text:p>
      <text:p text:style-name="P32"><text:span text:style-name="T34">- a repris les headers, les footers, revues les couleurs…</text:span></text:p>
      <text:p text:style-name="P32"><text:span text:style-name="T34">( Tout le côté esthétique des pages!).</text:span></text:p>
      <text:p text:style-name="P21"/>
      <text:p text:style-name="P8"/>
      <text:p text:style-name="P22"><text:span text:style-name="T26">Marlène:</text:span></text:p>
      <text:p text:style-name="P32"><text:span text:style-name="T1">P</text:span><text:span text:style-name="T8">résente lors de la mise en place du projet,</text:span></text:p>
      <text:p text:style-name="P32"><text:span text:style-name="T34">A créer la page ''Contact''</text:span></text:p>
      <text:p text:style-name="P32"><text:span text:style-name="T34">- le menu,</text:span></text:p>
      <text:p text:style-name="P32"><text:span text:style-name="T34">- les includes,</text:span></text:p>
      <text:p text:style-name="P32"><text:span text:style-name="T34">- menu header et footer de cette même page.</text:span></text:p>
      <text:p text:style-name="P8"/>
      <text:p text:style-name="P8"><text:span text:style-name="T19"/></text:p>
      <text:p text:style-name="P25"><text:span text:style-name="T26">Sandra:</text:span></text:p>
      <text:p text:style-name="P37"><text:span text:style-name="T1">P</text:span><text:span text:style-name="T8">résente lors de la mise en place du projet,</text:span></text:p>
      <text:p text:style-name="P37"><text:span text:style-name="T34">- a crée un repository Git, </text:span></text:p>
      <text:p text:style-name="P37"><text:span text:style-name="T34">- ouvert un tableau Trello,</text:span></text:p>
      <text:p text:style-name="P37"><text:span text:style-name="T34">- ouvert un Mypads, </text:span></text:p>
      <text:p text:style-name="P37"><text:span text:style-name="T31">- a crée la page ''Index''</text:span></text:p>
      <text:p text:style-name="P37"><text:span text:style-name="T34">- a crée le font de départ</text:span></text:p>
      <text:p text:style-name="P37"><text:span text:style-name="T34">- a crée deux menus responsive:</text:span></text:p>
      <text:p text:style-name="P37"><text:span text:style-name="T34"><text:tab/>- celui de la page ''Accueil'', et un second pour le reste du <text:tab/>site une fois connecté. </text:span></text:p>
      <text:p text:style-name="P4"/>
      <text:p text:style-name="P4"/>
      <text:p text:style-name="P28"><text:span text:style-name="T29">Bruno:</text:span></text:p>
      <text:p text:style-name="P38">A <text:span text:style-name="T32">schématisé la base de données avec Windesign: </text:span></text:p>
      <text:p text:style-name="P38"><text:span text:style-name="T32">- il en a déduis le code SQL des tables. </text:span></text:p>
      <text:p text:style-name="P38"><text:span text:style-name="T17">Puis il a mis en place une phase de test des tables.</text:span></text:p>
      <text:p text:style-name="P2"/>
      <text:p text:style-name="P10"/>
      <text:p text:style-name="P6"><text:span text:style-name="T26">Eloise:</text:span></text:p>
      <text:p text:style-name="P36">A <text:span text:style-name="T32">créer </text:span>la page ''Crédit'<text:span text:style-name="T32">':</text:span></text:p>
      <text:p text:style-name="P36">- les includes pour le menu et le footer</text:p>
      <text:p text:style-name="P36">à rendu tout ça responsive.</text:p>
      <text:p text:style-name="P5"><text:soft-page-break/><text:span text:style-name="T26">Emilie:</text:span> </text:p>
      <text:p text:style-name="P34"><text:span text:style-name="T33">s'est chargée de la globalité</text:span> <text:span text:style-name="T33">du </text:span>back-end <text:span text:style-name="T33">concernant</text:span> la partie formateur:</text:p>
      <text:p text:style-name="P34">- le php de l'inscription</text:p>
      <text:p text:style-name="P34">- le php du login</text:p>
      <text:p text:style-name="P34">- <text:span text:style-name="T33">l'i</text:span>nsertion en base de données</text:p>
      <text:p text:style-name="P34">- le php de la page une fois logger, <text:span text:style-name="T33">comprenant</text:span> la récupération des infos sur les candidats dans le tableau et <text:span text:style-name="T33">enfin</text:span> <text:span text:style-name="T33">d</text:span>es filtres.</text:p>
      <text:p text:style-name="P1"/>
      <text:p text:style-name="P24"/>
      <text:p text:style-name="P23"><text:span text:style-name="T26">Hermeline:</text:span> </text:p>
      <text:p text:style-name="P34">A <text:span text:style-name="T33">apporté des </text:span>améliorations sur la page ''ConnexionApprenent'':</text:p>
      <text:p text:style-name="P34">- <text:span text:style-name="T33">a crée</text:span> une partie de la connexion bdd pour cette même page.</text:p>
      <text:p text:style-name="P34">- <text:span text:style-name="T33">a crée </text:span>la page de question<text:span text:style-name="T33">s</text:span></text:p>
      <text:p text:style-name="P34">- <text:span text:style-name="T33">a </text:span>récupér<text:span text:style-name="T33">é</text:span> les questions des candidats pour les envoyés en base de données.</text:p>
      <text:p text:style-name="P3"/>
      <text:p text:style-name="P3"/>
      <text:p text:style-name="P23"><text:span text:style-name="T26">Jennifer:</text:span> </text:p>
      <text:p text:style-name="P31">- <text:span text:style-name="T33">a </text:span>créé la page ''ConnexionFormateur''</text:p>
      <text:p text:style-name="P31">- <text:span text:style-name="T33">a </text:span>fait un filtre <text:span text:style-name="T33">contenant</text:span> 2 formulaires déroulants pour le choix de la villes <text:span text:style-name="T33">et</text:span> <text:span text:style-name="T33">d</text:span>es questions.</text:p>
      <text:p text:style-name="P31">- <text:span text:style-name="T33">création d'</text:span>un tableau</text:p>
      <text:p text:style-name="P31">- <text:span text:style-name="T33">Rédaction du </text:span>journal de b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9:54:28.687119381</meta:creation-date>
    <meta:editing-duration>PT56M49S</meta:editing-duration>
    <meta:editing-cycles>8</meta:editing-cycles>
    <meta:generator>LibreOffice/4.3.3.2$Linux_X86_64 LibreOffice_project/430m0$Build-2</meta:generator>
    <dc:date>2017-06-16T12:08:15.310987254</dc:date>
    <dc:creator>Sandra </dc:creator>
    <meta:document-statistic meta:table-count="0" meta:image-count="0" meta:object-count="0" meta:page-count="3" meta:paragraph-count="69" meta:word-count="489" meta:character-count="2701" meta:non-whitespace-character-count="2260"/>
  </office:meta>
</office:document-meta>
</file>